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graphic-properties style:writing-mode="lr-tb" loext:decorative="false"/>
    </style:style>
    <style:style style:name="gr2" style:family="graphic" style:parent-style-name="standard">
      <style:graphic-properties svg:stroke-width="0.01cm" svg:stroke-color="#224b12" draw:marker-start-width="0.215cm" draw:marker-end-width="0.215cm" draw:fill="gradient" draw:fill-color="#bbe33d" draw:fill-gradient-name="DegVert30" draw:gradient-step-count="0" draw:textarea-vertical-align="middle" fo:padding-top="0.13cm" fo:padding-bottom="0.13cm" fo:padding-left="0.255cm" fo:padding-right="0.255cm" loext:decorative="false"/>
    </style:style>
    <style:style style:name="gr3" style:family="graphic" style:parent-style-name="standard">
      <style:graphic-properties svg:stroke-width="0.01cm" svg:stroke-color="#ff0000" draw:marker-start-width="0.215cm" draw:marker-end-width="0.215cm" draw:fill="gradient" draw:fill-gradient-name="Gradient_20_32" draw:gradient-step-count="0" fo:min-height="0cm" fo:min-width="0cm" fo:padding-top="0.13cm" fo:padding-bottom="0.13cm" fo:padding-left="0.255cm" fo:padding-right="0.255cm" fo:wrap-option="wrap" loext:decorative="false"/>
    </style:style>
    <style:style style:name="gr4" style:family="graphic" style:parent-style-name="standard">
      <style:graphic-properties draw:stroke="none" draw:stroke-dash="Dash_20_Dot_20_1" svg:stroke-width="0cm" svg:stroke-color="#3465a4" draw:marker-start="" draw:marker-start-width="0.2cm" draw:marker-start-center="false" draw:marker-end="" draw:marker-end-width="0.2cm" draw:marker-end-center="false" svg:stroke-opacity="100%" draw:stroke-linejoin="round" svg:stroke-linecap="butt" draw:fill="solid" draw:fill-color="#ff6d6d"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5" style:family="graphic" style:parent-style-name="standard">
      <style:graphic-properties draw:stroke="none" draw:stroke-dash="Dash_20_Dot_20_1" svg:stroke-width="0cm" svg:stroke-color="#3465a4" draw:marker-start="" draw:marker-start-width="0.2cm" draw:marker-start-center="false" draw:marker-end="" draw:marker-end-width="0.2cm" draw:marker-end-center="false" svg:stroke-opacity="100%" draw:stroke-linejoin="round" svg:stroke-linecap="butt" draw:fill="solid" draw:fill-color="#ff6d6d"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horizontal-segments="24" dr3d:vertical-segments="24" dr3d:backface-culling="enabled" dr3d:normals-kind="object" dr3d:normals-direction="inverse" dr3d:texture-filter="enabled" dr3d:diffuse-color="#00b8ff" dr3d:emissive-color="#000000" dr3d:specular-color="#ff8000" dr3d:shininess="15%" dr3d:shadow="hidden" loext:decorative="false"/>
    </style:style>
    <style:style style:name="P1" style:family="paragraph">
      <loext:graphic-properties draw:fill="gradient" draw:fill-color="#bbe33d" draw:fill-gradient-name="DegVert30" draw:gradient-step-count="0"/>
      <style:paragraph-properties fo:text-align="center"/>
    </style:style>
    <style:style style:name="P2" style:family="paragraph">
      <loext:graphic-properties draw:fill="gradient" draw:fill-gradient-name="Gradient_20_32" draw:gradient-step-count="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style-name="gr1">
          <draw:polygon draw:style-name="gr2" draw:text-style-name="P1" draw:layer="layout" svg:width="0.854cm" svg:height="1.097cm" svg:x="0.433cm" svg:y="0.71cm" svg:viewBox="0 0 855 1098" draw:points="424,1098 424,792 398,710 286,589 146,507 56,412 0,245 7,126 31,66 120,183 192,348 265,451 391,587 408,412 517,412 504,577 597,395 683,196 733,97 786,40 855,0 842,126 795,311 733,447 626,570 537,679 504,772 498,904 507,1044 521,1093">
            <text:p/>
          </draw:polygon>
          <draw:custom-shape draw:style-name="gr3" draw:text-style-name="P2" draw:layer="layout" svg:width="0.551cm" svg:height="0.551cm" svg:x="0.634cm" svg:y="0.6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3d:scene draw:style-name="gr4" svg:width="0.367cm" svg:height="0.368cm" svg:x="0.72cm" svg:y="0.766cm" dr3d:vrp="(0 0 16885.7142857143)" dr3d:vpn="(0 0 14285.7142857143)" dr3d:projection="perspective" dr3d:distance="2.6cm" dr3d:focal-length="10cm" dr3d:shadow-slant="0" dr3d:shade-mode="gouraud" dr3d:ambient-color="#8d281e" dr3d:lighting-mode="false">
            <dr3d:light dr3d:diffuse-color="#784b04" dr3d:direction="(-0.338877169018549 0.66314275642796 0.667385907039624)"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5" draw:layer="layout"/>
          </dr3d:scene>
        </draw:g>
        <draw:g draw:style-name="gr1">
          <draw:polygon draw:style-name="gr2" draw:text-style-name="P1" draw:layer="layout" svg:width="1.071cm" svg:height="1.353cm" svg:x="0.135cm" svg:y="0.329cm" svg:viewBox="0 0 1072 1354" draw:points="532,1354 532,977 499,875 358,727 183,626 71,507 0,303 10,156 38,82 151,225 241,429 332,556 490,724 511,507 648,507 631,712 748,486 855,241 919,119 985,50 1072,0 1055,156 997,384 919,551 786,703 673,837 631,952 624,1115 636,1288 653,1348">
            <text:p/>
          </draw:polygon>
          <draw:custom-shape draw:style-name="gr3" draw:text-style-name="P2" draw:layer="layout" svg:width="0.692cm" svg:height="0.68cm" svg:x="0.387cm" svg:y="0.279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3d:scene draw:style-name="gr4" svg:width="0.461cm" svg:height="0.454cm" svg:x="0.494cm" svg:y="0.398cm" dr3d:vrp="(0 0 16885.7142857143)" dr3d:vpn="(0 0 14285.7142857143)" dr3d:projection="perspective" dr3d:distance="2.6cm" dr3d:focal-length="10cm" dr3d:shadow-slant="0" dr3d:shade-mode="gouraud" dr3d:ambient-color="#8d281e" dr3d:lighting-mode="false">
            <dr3d:light dr3d:diffuse-color="#784b04" dr3d:direction="(-0.338877169018549 0.66314275642796 0.667385907039624)"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5" draw:layer="layout"/>
          </dr3d:scene>
        </draw:g>
        <draw:g draw:style-name="gr1">
          <draw:polygon draw:style-name="gr2" draw:text-style-name="P1" draw:layer="layout" svg:width="1.071cm" svg:height="1.353cm" draw:transform="skewX (0.000698131700797757) rotate (-0.355698101556445) translate (0.942291228318471cm 0.196779374638576cm)" svg:viewBox="0 0 1072 1354" draw:points="533,1354 532,977 499,875 358,727 183,626 71,507 0,303 10,156 38,82 151,225 241,429 332,556 490,724 511,507 648,507 631,712 748,486 855,241 919,119 985,50 1072,0 1055,156 998,384 919,551 786,703 673,837 632,952 624,1115 637,1288 654,1348">
            <text:p/>
          </draw:polygon>
          <draw:custom-shape draw:style-name="gr3" draw:text-style-name="P2" draw:layer="layout" svg:width="0.691cm" svg:height="0.679cm" draw:transform="rotate (-0.354650904005248) translate (1.196cm 0.23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3d:scene draw:style-name="gr4" svg:width="0.553cm" svg:height="0.556cm" svg:x="1.132cm" svg:y="0.4cm" dr3d:transform="matrix (0.937403606985061 -0.348244852957511 0 0.348244852957511 0.937403606985061 0 0 0 1 0cm 0cm 0cm)" dr3d:vrp="(0 0 16885.7142857143)" dr3d:vpn="(0 0 14285.7142857143)" dr3d:projection="perspective" dr3d:distance="2.6cm" dr3d:focal-length="10cm" dr3d:shadow-slant="0" dr3d:shade-mode="gouraud" dr3d:ambient-color="#8d281e" dr3d:lighting-mode="false">
            <dr3d:light dr3d:diffuse-color="#784b04" dr3d:direction="(-0.338877169018549 0.66314275642796 0.667385907039624)"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5" draw:layer="layout" dr3d:transform="matrix (1.1789410025687 0.0177750716040285 0 0.0177750716040285 1.13769758917203 0 0 0 1 0.173421707942017cm 0.144183561039616cm 0cm)"/>
          </dr3d:scene>
        </draw:g>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DegVert30"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_20_32" draw:display-name="Gradient 32" draw:style="linear" draw:start-color="#ffff00" draw:end-color="#ff8000" draw:start-intensity="100%" draw:end-intensity="100%" draw:angle="30deg" draw:border="0%">
      <loext:gradient-stop svg:offset="0" loext:color-type="rgb" loext:color-value="#ffff00"/>
      <loext:gradient-stop svg:offset="1" loext:color-type="rgb" loext:color-value="#ff8000"/>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cm" fo:page-height="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c </meta:initial-creator>
    <meta:creation-date>2024-11-19T06:14:33.351699737</meta:creation-date>
    <dc:date>2024-12-23T16:10:25.050694635</dc:date>
    <dc:creator>Marc</dc:creator>
    <meta:editing-duration>PT1H41M21S</meta:editing-duration>
    <meta:editing-cycles>16</meta:editing-cycles>
    <meta:generator>LibreOffice/24.2.7.2$Linux_X86_64 LibreOffice_project/420$Build-2</meta:generator>
    <meta:document-statistic meta:object-count="15"/>
  </office:meta>
</office:document-meta>
</file>